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5cm" style:rel-column-width="8191*"/>
    </style:style>
    <style:style style:name="Table1.H" style:family="table-column">
      <style:table-column-properties style:column-width="2.127cm" style:rel-column-width="8198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none" fo:border-top="none" fo:border-bottom="0.05pt solid #000000"/>
    </style:style>
    <style:style style:name="Table1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none" fo:border-top="none" fo:border-bottom="0.05pt solid #000000"/>
    </style:style>
    <style:style style:name="Table1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none" fo:border-top="none" fo:border-bottom="0.05pt solid #000000"/>
    </style:style>
    <style:style style:name="Table1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none" fo:border-top="none" fo:border-bottom="0.05pt solid #000000"/>
    </style:style>
    <style:style style:name="Table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none" fo:border-top="none" fo:border-bottom="0.05pt solid #000000"/>
    </style:style>
    <style:style style:name="Table1.H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none" fo:border-top="none" fo:border-bottom="0.05pt solid #000000"/>
    </style:style>
    <style:style style:name="Table1.H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none" fo:border-top="none" fo:border-bottom="0.05pt solid #000000"/>
    </style:style>
    <style:style style:name="Table1.F12" style:family="table-cell">
      <style:table-cell-properties fo:padding="0.097cm" fo:border-left="0.05pt solid #000000" fo:border-right="none" fo:border-top="none" fo:border-bottom="0.05pt solid #000000"/>
    </style:style>
    <style:style style:name="Table1.G12" style:family="table-cell">
      <style:table-cell-properties fo:padding="0.097cm" fo:border-left="0.05pt solid #000000" fo:border-right="none" fo:border-top="none" fo:border-bottom="0.05pt solid #000000"/>
    </style:style>
    <style:style style:name="Table1.H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F13" style:family="table-cell">
      <style:table-cell-properties fo:padding="0.097cm" fo:border-left="0.05pt solid #000000" fo:border-right="none" fo:border-top="none" fo:border-bottom="0.05pt solid #000000"/>
    </style:style>
    <style:style style:name="Table1.G13" style:family="table-cell">
      <style:table-cell-properties fo:padding="0.097cm" fo:border-left="0.05pt solid #000000" fo:border-right="none" fo:border-top="none" fo:border-bottom="0.05pt solid #000000"/>
    </style:style>
    <style:style style:name="Table1.H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Таблица №1</text:p>
      <text:p text:style-name="P3"/>
      <text:p text:style-name="P3"/>
      <text:p text:style-name="P4">Динамика доходов ППК</text:p>
      <text:p text:style-name="P4"/>
      <text:p text:style-name="P4"/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table:number-rows-spanned="3" office:value-type="string">
            <text:p text:style-name="P1">Год </text:p>
          </table:table-cell>
          <table:table-cell table:style-name="Table1.A1" table:number-rows-spanned="3" office:value-type="string">
            <text:p text:style-name="P1">Месяц </text:p>
          </table:table-cell>
          <table:table-cell table:style-name="Table1.C1" table:number-columns-spanned="6" office:value-type="string">
            <text:p text:style-name="P1">Вид навигационных систем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C2" table:number-columns-spanned="2" office:value-type="string">
            <text:p text:style-name="P1">Авиационные </text:p>
          </table:table-cell>
          <table:covered-table-cell/>
          <table:table-cell table:style-name="Table1.C2" table:number-columns-spanned="2" office:value-type="string">
            <text:p text:style-name="P1">Наземные </text:p>
          </table:table-cell>
          <table:covered-table-cell/>
          <table:table-cell table:style-name="Table1.G2" table:number-columns-spanned="2" office:value-type="string">
            <text:p text:style-name="P1">Морские</text:p>
          </table:table-cell>
          <table:covered-table-cell/>
        </table:table-row>
        <table:table-row>
          <table:covered-table-cell/>
          <table:covered-table-cell/>
          <table:table-cell table:style-name="Table1.C2" office:value-type="string">
            <text:p text:style-name="P1">Доход,<text:line-break/>млн. руб.</text:p>
          </table:table-cell>
          <table:table-cell table:style-name="Table1.C2" office:value-type="string">
            <text:p text:style-name="P1">Прирост дохода по сравнениюс 2005 г., % </text:p>
          </table:table-cell>
          <table:table-cell table:style-name="Table1.C2" office:value-type="string">
            <text:p text:style-name="P1">Доход,<text:line-break/>млн. руб.</text:p>
          </table:table-cell>
          <table:table-cell table:style-name="Table1.C2" office:value-type="string">
            <text:p text:style-name="P1">Прирост дохода по сравнениюс 2005 г., % </text:p>
          </table:table-cell>
          <table:table-cell table:style-name="Table1.C2" office:value-type="string">
            <text:p text:style-name="P1">Доход,<text:line-break/>млн. руб.</text:p>
          </table:table-cell>
          <table:table-cell table:style-name="Table1.G2" office:value-type="string">
            <text:p text:style-name="P1">Прирост дохода по сравнениюс 2005 г., % </text:p>
          </table:table-cell>
        </table:table-row>
        <table:table-row>
          <table:table-cell table:style-name="Table1.C2" table:number-rows-spanned="2" office:value-type="string">
            <text:p text:style-name="P1">2005 </text:p>
          </table:table-cell>
          <table:table-cell table:style-name="Table1.G13" office:value-type="string">
            <text:p text:style-name="Standard">Январь </text:p>
          </table:table-cell>
          <table:table-cell table:style-name="Table1.G13" office:value-type="string">
            <text:p text:style-name="P2">157 </text:p>
          </table:table-cell>
          <table:table-cell table:style-name="Table1.G13" office:value-type="string">
            <text:p text:style-name="P2">0 </text:p>
          </table:table-cell>
          <table:table-cell table:style-name="Table1.G13" office:value-type="string">
            <text:p text:style-name="P2">109 </text:p>
          </table:table-cell>
          <table:table-cell table:style-name="Table1.G13" office:value-type="string">
            <text:p text:style-name="P2">0 </text:p>
          </table:table-cell>
          <table:table-cell table:style-name="Table1.G13" office:value-type="string">
            <text:p text:style-name="P2">119 </text:p>
          </table:table-cell>
          <table:table-cell table:style-name="Table1.H13" office:value-type="string">
            <text:p text:style-name="P2">0</text:p>
          </table:table-cell>
        </table:table-row>
        <table:table-row>
          <table:covered-table-cell/>
          <table:table-cell table:style-name="Table1.G13" office:value-type="string">
            <text:p text:style-name="Standard">Февраль </text:p>
          </table:table-cell>
          <table:table-cell table:style-name="Table1.G13" office:value-type="string">
            <text:p text:style-name="P2">160 </text:p>
          </table:table-cell>
          <table:table-cell table:style-name="Table1.G13" office:value-type="string">
            <text:p text:style-name="P2">2 </text:p>
          </table:table-cell>
          <table:table-cell table:style-name="Table1.G13" office:value-type="string">
            <text:p text:style-name="P2">183 </text:p>
          </table:table-cell>
          <table:table-cell table:style-name="Table1.G13" office:value-type="string">
            <text:p text:style-name="P2">68 </text:p>
          </table:table-cell>
          <table:table-cell table:style-name="Table1.G13" office:value-type="string">
            <text:p text:style-name="P2">162 </text:p>
          </table:table-cell>
          <table:table-cell table:style-name="Table1.H13" office:value-type="string">
            <text:p text:style-name="P2">36</text:p>
          </table:table-cell>
        </table:table-row>
        <table:table-row>
          <table:table-cell table:style-name="Table1.C2" table:number-rows-spanned="2" office:value-type="string">
            <text:p text:style-name="P1">2006 </text:p>
          </table:table-cell>
          <table:table-cell table:style-name="Table1.G13" office:value-type="string">
            <text:p text:style-name="Standard">Март </text:p>
          </table:table-cell>
          <table:table-cell table:style-name="Table1.G13" office:value-type="string">
            <text:p text:style-name="P2">160 </text:p>
          </table:table-cell>
          <table:table-cell table:style-name="Table1.G13" office:value-type="string">
            <text:p text:style-name="P2">2 </text:p>
          </table:table-cell>
          <table:table-cell table:style-name="Table1.G13" office:value-type="string">
            <text:p text:style-name="P2">183 </text:p>
          </table:table-cell>
          <table:table-cell table:style-name="Table1.G13" office:value-type="string">
            <text:p text:style-name="P2">68 </text:p>
          </table:table-cell>
          <table:table-cell table:style-name="Table1.G13" office:value-type="string">
            <text:p text:style-name="P2">162 </text:p>
          </table:table-cell>
          <table:table-cell table:style-name="Table1.H13" office:value-type="string">
            <text:p text:style-name="P2">36</text:p>
          </table:table-cell>
        </table:table-row>
        <table:table-row>
          <table:covered-table-cell/>
          <table:table-cell table:style-name="Table1.G13" office:value-type="string">
            <text:p text:style-name="Standard">Апрель </text:p>
          </table:table-cell>
          <table:table-cell table:style-name="Table1.G13" office:value-type="string">
            <text:p text:style-name="P2">160 </text:p>
          </table:table-cell>
          <table:table-cell table:style-name="Table1.G13" office:value-type="string">
            <text:p text:style-name="P2">2 </text:p>
          </table:table-cell>
          <table:table-cell table:style-name="Table1.G13" office:value-type="string">
            <text:p text:style-name="P2">183 </text:p>
          </table:table-cell>
          <table:table-cell table:style-name="Table1.G13" office:value-type="string">
            <text:p text:style-name="P2">68 </text:p>
          </table:table-cell>
          <table:table-cell table:style-name="Table1.G13" office:value-type="string">
            <text:p text:style-name="P2">162 </text:p>
          </table:table-cell>
          <table:table-cell table:style-name="Table1.H13" office:value-type="string">
            <text:p text:style-name="P2">36</text:p>
          </table:table-cell>
        </table:table-row>
        <table:table-row>
          <table:table-cell table:style-name="Table1.C2" table:number-rows-spanned="2" office:value-type="string">
            <text:p text:style-name="P1">2007 </text:p>
          </table:table-cell>
          <table:table-cell table:style-name="Table1.G13" office:value-type="string">
            <text:p text:style-name="Standard">Май </text:p>
          </table:table-cell>
          <table:table-cell table:style-name="Table1.G13" office:value-type="string">
            <text:p text:style-name="P2">242 </text:p>
          </table:table-cell>
          <table:table-cell table:style-name="Table1.G13" office:value-type="string">
            <text:p text:style-name="P2">54 </text:p>
          </table:table-cell>
          <table:table-cell table:style-name="Table1.G13" office:value-type="string">
            <text:p text:style-name="P2">234 </text:p>
          </table:table-cell>
          <table:table-cell table:style-name="Table1.G13" office:value-type="string">
            <text:p text:style-name="P2">115 </text:p>
          </table:table-cell>
          <table:table-cell table:style-name="Table1.G13" office:value-type="string">
            <text:p text:style-name="P2">271 </text:p>
          </table:table-cell>
          <table:table-cell table:style-name="Table1.H13" office:value-type="string">
            <text:p text:style-name="P2">128</text:p>
          </table:table-cell>
        </table:table-row>
        <table:table-row>
          <table:covered-table-cell/>
          <table:table-cell table:style-name="Table1.G13" office:value-type="string">
            <text:p text:style-name="Standard">Июнь </text:p>
          </table:table-cell>
          <table:table-cell table:style-name="Table1.G13" office:value-type="string">
            <text:p text:style-name="P2">160 </text:p>
          </table:table-cell>
          <table:table-cell table:style-name="Table1.G13" office:value-type="string">
            <text:p text:style-name="P2">2 </text:p>
          </table:table-cell>
          <table:table-cell table:style-name="Table1.G13" office:value-type="string">
            <text:p text:style-name="P2">183 </text:p>
          </table:table-cell>
          <table:table-cell table:style-name="Table1.G13" office:value-type="string">
            <text:p text:style-name="P2">68 </text:p>
          </table:table-cell>
          <table:table-cell table:style-name="Table1.G13" office:value-type="string">
            <text:p text:style-name="P2">162 </text:p>
          </table:table-cell>
          <table:table-cell table:style-name="Table1.H13" office:value-type="string">
            <text:p text:style-name="P2">36</text:p>
          </table:table-cell>
        </table:table-row>
        <table:table-row>
          <table:table-cell table:style-name="Table1.C2" table:number-rows-spanned="2" office:value-type="string">
            <text:p text:style-name="P1">2008 </text:p>
          </table:table-cell>
          <table:table-cell table:style-name="Table1.G13" office:value-type="string">
            <text:p text:style-name="Standard">Июль </text:p>
          </table:table-cell>
          <table:table-cell table:style-name="Table1.G13" office:value-type="string">
            <text:p text:style-name="P2">138 </text:p>
          </table:table-cell>
          <table:table-cell table:style-name="Table1.G13" office:value-type="string">
            <text:p text:style-name="P2">-12 </text:p>
          </table:table-cell>
          <table:table-cell table:style-name="Table1.G13" office:value-type="string">
            <text:p text:style-name="P2">348 </text:p>
          </table:table-cell>
          <table:table-cell table:style-name="Table1.G13" office:value-type="string">
            <text:p text:style-name="P2">219 </text:p>
          </table:table-cell>
          <table:table-cell table:style-name="Table1.G13" office:value-type="string">
            <text:p text:style-name="P2">290 </text:p>
          </table:table-cell>
          <table:table-cell table:style-name="Table1.H13" office:value-type="string">
            <text:p text:style-name="P2">144</text:p>
          </table:table-cell>
        </table:table-row>
        <table:table-row>
          <table:covered-table-cell/>
          <table:table-cell table:style-name="Table1.G13" office:value-type="string">
            <text:p text:style-name="Standard">Август </text:p>
          </table:table-cell>
          <table:table-cell table:style-name="Table1.G13" office:value-type="string">
            <text:p text:style-name="P2">160 </text:p>
          </table:table-cell>
          <table:table-cell table:style-name="Table1.G13" office:value-type="string">
            <text:p text:style-name="P2">2 </text:p>
          </table:table-cell>
          <table:table-cell table:style-name="Table1.G13" office:value-type="string">
            <text:p text:style-name="P2">183 </text:p>
          </table:table-cell>
          <table:table-cell table:style-name="Table1.G13" office:value-type="string">
            <text:p text:style-name="P2">68 </text:p>
          </table:table-cell>
          <table:table-cell table:style-name="Table1.G13" office:value-type="string">
            <text:p text:style-name="P2">162 </text:p>
          </table:table-cell>
          <table:table-cell table:style-name="Table1.H13" office:value-type="string">
            <text:p text:style-name="P2">36</text:p>
          </table:table-cell>
        </table:table-row>
        <table:table-row>
          <table:table-cell table:style-name="Table1.C2" table:number-rows-spanned="2" office:value-type="string">
            <text:p text:style-name="P1">2009 </text:p>
          </table:table-cell>
          <table:table-cell table:style-name="Table1.G13" office:value-type="string">
            <text:p text:style-name="Standard">Сентябрь </text:p>
          </table:table-cell>
          <table:table-cell table:style-name="Table1.G13" office:value-type="string">
            <text:p text:style-name="P2">227 </text:p>
          </table:table-cell>
          <table:table-cell table:style-name="Table1.G13" office:value-type="string">
            <text:p text:style-name="P2">45 </text:p>
          </table:table-cell>
          <table:table-cell table:style-name="Table1.G13" office:value-type="string">
            <text:p text:style-name="P2">477 </text:p>
          </table:table-cell>
          <table:table-cell table:style-name="Table1.G13" office:value-type="string">
            <text:p text:style-name="P2">338 </text:p>
          </table:table-cell>
          <table:table-cell table:style-name="Table1.G13" office:value-type="string">
            <text:p text:style-name="P2">434 </text:p>
          </table:table-cell>
          <table:table-cell table:style-name="Table1.H13" office:value-type="string">
            <text:p text:style-name="P2">265</text:p>
          </table:table-cell>
        </table:table-row>
        <table:table-row>
          <table:covered-table-cell/>
          <table:table-cell table:style-name="Table1.G13" office:value-type="string">
            <text:p text:style-name="Standard">Октябрь </text:p>
          </table:table-cell>
          <table:table-cell table:style-name="Table1.G13" office:value-type="string">
            <text:p text:style-name="P2">160 </text:p>
          </table:table-cell>
          <table:table-cell table:style-name="Table1.G13" office:value-type="string">
            <text:p text:style-name="P2">2 </text:p>
          </table:table-cell>
          <table:table-cell table:style-name="Table1.G13" office:value-type="string">
            <text:p text:style-name="P2">183 </text:p>
          </table:table-cell>
          <table:table-cell table:style-name="Table1.G13" office:value-type="string">
            <text:p text:style-name="P2">68 </text:p>
          </table:table-cell>
          <table:table-cell table:style-name="Table1.G13" office:value-type="string">
            <text:p text:style-name="P2">162 </text:p>
          </table:table-cell>
          <table:table-cell table:style-name="Table1.H13" office:value-type="string">
            <text:p text:style-name="P2">3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ександр Анисимов</meta:initial-creator>
    <meta:creation-date>2011-05-06T23:55:04</meta:creation-date>
    <dc:date>2011-05-10T13:15:35</dc:date>
    <dc:creator>Александр Анисимов</dc:creator>
    <meta:editing-duration>PT48M44S</meta:editing-duration>
    <meta:editing-cycles>6</meta:editing-cycles>
    <meta:generator>LibreOffice/3.4$Linux LibreOffice_project/300m103$Build-4</meta:generator>
    <meta:document-statistic meta:table-count="1" meta:image-count="0" meta:object-count="0" meta:page-count="1" meta:paragraph-count="0" meta:word-count="118" meta:character-count="548" meta:non-whitespace-character-count="447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IsACellSelected
  Dim oSels        'All of the selections
  Dim oSel         'A single selection
  Dim i As Integer
  Dim sTextTableCursor$
  Dim oTables

  sTextTableCursor$ = "com.sun.star.text.TextTableCursor"
  
  oSels = ThisComponent.getCurrentController().getSelection()
  oTables = ThisComponent.getTextTables()
  If oSels.supportsService("com.sun.star.text.TextRanges") Then
    For i=0 to oSels.getCount()-1
      oSel = oSels.getByIndex(i)
      If oSel.supportsService("com.sun.star.text.TextRange") Then
        If ( Not IsEmpty(oSel.TextTable) ) Then 
          Print "The text table property is NOT empty"
        End If
        If ( Not IsEmpty(oSel.Cell) ) Then 
          Print "The Cell property is NOT empty"
        End If
      End If
    Next
  ElseIf oSels.supportsService(sTextTableCursor) Then
    REM At least one entire cell is selected
    Print oSels.getRangeName()
  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